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rsid="002f13bc" officeooo:paragraph-rsid="002f13bc"/>
    </style:style>
    <style:style style:name="P20" style:family="paragraph" style:parent-style-name="Text_20_body">
      <style:text-properties officeooo:paragraph-rsid="01909af7"/>
    </style:style>
    <style:style style:name="P21" style:family="paragraph" style:parent-style-name="Preformatted_20_Text">
      <style:text-properties officeooo:rsid="000a9844" officeooo:paragraph-rsid="000a9844"/>
    </style:style>
    <style:style style:name="P22" style:family="paragraph" style:parent-style-name="Preformatted_20_Text">
      <style:text-properties officeooo:rsid="000a9844" officeooo:paragraph-rsid="00169c8a"/>
    </style:style>
    <style:style style:name="P23" style:family="paragraph" style:parent-style-name="Preformatted_20_Text">
      <style:text-properties officeooo:rsid="000a9844" officeooo:paragraph-rsid="001cd300"/>
    </style:style>
    <style:style style:name="P24" style:family="paragraph" style:parent-style-name="Preformatted_20_Text">
      <style:text-properties officeooo:rsid="000a9844" officeooo:paragraph-rsid="001e29b5"/>
    </style:style>
    <style:style style:name="P25" style:family="paragraph" style:parent-style-name="Preformatted_20_Text">
      <style:text-properties officeooo:rsid="000c18cd" officeooo:paragraph-rsid="000c18cd"/>
    </style:style>
    <style:style style:name="P26" style:family="paragraph" style:parent-style-name="Preformatted_20_Text">
      <style:text-properties officeooo:rsid="000d3565" officeooo:paragraph-rsid="000d3565"/>
    </style:style>
    <style:style style:name="P27" style:family="paragraph" style:parent-style-name="Preformatted_20_Text">
      <style:text-properties officeooo:rsid="000d3565" officeooo:paragraph-rsid="00169c8a"/>
    </style:style>
    <style:style style:name="P28" style:family="paragraph" style:parent-style-name="Preformatted_20_Text">
      <style:text-properties officeooo:rsid="0010efac" officeooo:paragraph-rsid="0010efac"/>
    </style:style>
    <style:style style:name="P29" style:family="paragraph" style:parent-style-name="Preformatted_20_Text">
      <style:text-properties officeooo:rsid="0010efac" officeooo:paragraph-rsid="000a9844"/>
    </style:style>
    <style:style style:name="P30" style:family="paragraph" style:parent-style-name="Preformatted_20_Text">
      <style:text-properties officeooo:paragraph-rsid="0020b6e9"/>
    </style:style>
    <style:style style:name="P31" style:family="paragraph" style:parent-style-name="Preformatted_20_Text">
      <style:text-properties officeooo:paragraph-rsid="0021c7e8"/>
    </style:style>
    <style:style style:name="P32" style:family="paragraph" style:parent-style-name="Preformatted_20_Text">
      <style:text-properties officeooo:paragraph-rsid="00249b8d"/>
    </style:style>
    <style:style style:name="P33" style:family="paragraph" style:parent-style-name="Preformatted_20_Text">
      <style:text-properties fo:font-weight="normal" officeooo:rsid="00169c8a" officeooo:paragraph-rsid="000a9844" style:font-weight-asian="normal" style:font-weight-complex="normal"/>
    </style:style>
    <style:style style:name="P34" style:family="paragraph" style:parent-style-name="Preformatted_20_Text">
      <style:text-properties officeooo:paragraph-rsid="000a9844"/>
    </style:style>
    <style:style style:name="P35" style:family="paragraph" style:parent-style-name="Preformatted_20_Text">
      <style:text-properties officeooo:paragraph-rsid="000c18cd"/>
    </style:style>
    <style:style style:name="P36" style:family="paragraph" style:parent-style-name="Preformatted_20_Text">
      <style:text-properties officeooo:rsid="0030ec83" officeooo:paragraph-rsid="0030ec83"/>
    </style:style>
    <style:style style:name="P37" style:family="paragraph" style:parent-style-name="Preformatted_20_Text">
      <style:paragraph-properties fo:text-align="center" style:justify-single-word="false"/>
      <style:text-properties officeooo:rsid="002f13bc" officeooo:paragraph-rsid="002f13bc"/>
    </style:style>
    <style:style style:name="P38" style:family="paragraph" style:parent-style-name="Preformatted_20_Text">
      <style:paragraph-properties fo:text-align="center" style:justify-single-word="false"/>
    </style:style>
    <style:style style:name="P39" style:family="paragraph" style:parent-style-name="Preformatted_20_Text">
      <style:text-properties officeooo:rsid="004d4d99" officeooo:paragraph-rsid="004d4d99"/>
    </style:style>
    <style:style style:name="P40" style:family="paragraph" style:parent-style-name="Preformatted_20_Text">
      <style:paragraph-properties fo:text-align="center" style:justify-single-word="false"/>
      <style:text-properties officeooo:rsid="004d4d99" officeooo:paragraph-rsid="004d4d99"/>
    </style:style>
    <style:style style:name="P41" style:family="paragraph" style:parent-style-name="Preformatted_20_Text">
      <style:text-properties officeooo:paragraph-rsid="008e9da2"/>
    </style:style>
    <style:style style:name="P42" style:family="paragraph" style:parent-style-name="Preformatted_20_Text">
      <style:text-properties officeooo:paragraph-rsid="0117acff"/>
    </style:style>
    <style:style style:name="P43" style:family="paragraph" style:parent-style-name="Preformatted_20_Text">
      <style:paragraph-properties fo:text-align="center" style:justify-single-word="false"/>
      <style:text-properties officeooo:rsid="004d206f" officeooo:paragraph-rsid="004d206f"/>
    </style:style>
    <style:style style:name="P44" style:family="paragraph" style:parent-style-name="Preformatted_20_Text">
      <style:paragraph-properties fo:text-align="center" style:justify-single-word="false"/>
      <style:text-properties officeooo:rsid="01909af7" officeooo:paragraph-rsid="01909af7"/>
    </style:style>
    <style:style style:name="P45" style:family="paragraph" style:parent-style-name="Standard">
      <style:text-properties officeooo:rsid="001eb173" officeooo:paragraph-rsid="001eb173"/>
    </style:style>
    <style:style style:name="P46" style:family="paragraph" style:parent-style-name="Standard">
      <style:text-properties officeooo:rsid="0020b6e9" officeooo:paragraph-rsid="0020b6e9"/>
    </style:style>
    <style:style style:name="P47" style:family="paragraph" style:parent-style-name="Standard">
      <style:text-properties officeooo:paragraph-rsid="0117acff"/>
    </style:style>
    <style:style style:name="P48" style:family="paragraph" style:parent-style-name="Standard">
      <style:text-properties officeooo:rsid="01899d93" officeooo:paragraph-rsid="018bd1d6"/>
    </style:style>
    <style:style style:name="P49"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50"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51" style:family="paragraph" style:parent-style-name="Standard">
      <style:text-properties officeooo:rsid="018d38f4" officeooo:paragraph-rsid="018d38f4"/>
    </style:style>
    <style:style style:name="P52" style:family="paragraph" style:parent-style-name="Heading">
      <style:text-properties officeooo:rsid="001eb173" officeooo:paragraph-rsid="001eb173"/>
    </style:style>
    <style:style style:name="P53" style:family="paragraph" style:parent-style-name="Heading">
      <style:text-properties officeooo:rsid="001ef004" officeooo:paragraph-rsid="001ef004"/>
    </style:style>
    <style:style style:name="P54" style:family="paragraph" style:parent-style-name="Table_20_Contents">
      <style:text-properties officeooo:rsid="002c9d15" officeooo:paragraph-rsid="002c9d15"/>
    </style:style>
    <style:style style:name="P55" style:family="paragraph" style:parent-style-name="Table_20_Contents">
      <style:paragraph-properties fo:text-align="center" style:justify-single-word="false"/>
      <style:text-properties officeooo:rsid="002c9d15" officeooo:paragraph-rsid="002c9d15"/>
    </style:style>
    <style:style style:name="P56" style:family="paragraph" style:parent-style-name="Table_20_Contents">
      <style:text-properties officeooo:rsid="002f13bc" officeooo:paragraph-rsid="002f13bc"/>
    </style:style>
    <style:style style:name="P57" style:family="paragraph" style:parent-style-name="Table_20_Contents">
      <style:text-properties officeooo:rsid="004d206f" officeooo:paragraph-rsid="004d206f"/>
    </style:style>
    <style:style style:name="P58" style:family="paragraph" style:parent-style-name="Table_20_Contents">
      <style:paragraph-properties fo:text-align="center" style:justify-single-word="false"/>
      <style:text-properties officeooo:rsid="004d206f" officeooo:paragraph-rsid="004d206f"/>
    </style:style>
    <style:style style:name="P59" style:family="paragraph" style:parent-style-name="Table_20_Contents">
      <style:text-properties officeooo:rsid="004d4d99" officeooo:paragraph-rsid="004d4d99"/>
    </style:style>
    <style:style style:name="P60" style:family="paragraph" style:parent-style-name="Table_20_Contents">
      <style:paragraph-properties fo:text-align="center" style:justify-single-word="false"/>
      <style:text-properties officeooo:rsid="004d4d99" officeooo:paragraph-rsid="004d4d99"/>
    </style:style>
    <style:style style:name="P61" style:family="paragraph" style:parent-style-name="Table_20_Contents">
      <style:paragraph-properties fo:text-align="center" style:justify-single-word="false"/>
      <style:text-properties officeooo:rsid="004efbf5" officeooo:paragraph-rsid="002c9d15"/>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officeooo:rsid="018c5ed4" officeooo:paragraph-rsid="018c5ed4"/>
    </style:style>
    <style:style style:name="P64" style:family="paragraph" style:parent-style-name="Table_20_Contents">
      <style:text-properties officeooo:paragraph-rsid="002c9d15"/>
    </style:style>
    <style:style style:name="P65" style:family="paragraph" style:parent-style-name="Table_20_Contents">
      <style:paragraph-properties fo:text-align="center" style:justify-single-word="false"/>
      <style:text-properties officeooo:rsid="01909af7" officeooo:paragraph-rsid="01909af7"/>
    </style:style>
    <style:style style:name="P66" style:family="paragraph" style:parent-style-name="Table_20_Contents">
      <style:text-properties officeooo:rsid="01909af7" officeooo:paragraph-rsid="01909af7"/>
    </style:style>
    <style:style style:name="P67" style:family="paragraph" style:parent-style-name="Table_20_Contents">
      <style:text-properties officeooo:rsid="01918bc3" officeooo:paragraph-rsid="01918bc3"/>
    </style:style>
    <style:style style:name="P68" style:family="paragraph" style:parent-style-name="Standard">
      <loext:graphic-properties draw:fill="solid" draw:fill-color="#ffffff"/>
      <style:paragraph-properties fo:background-color="#ffffff" fo:padding="0in" fo:border="none"/>
      <style:text-properties officeooo:paragraph-rsid="0117acff"/>
    </style:style>
    <style:style style:name="P69" style:family="paragraph" style:parent-style-name="Title">
      <style:text-properties officeooo:rsid="018c5ed4" officeooo:paragraph-rsid="018c5ed4"/>
    </style:style>
    <style:style style:name="P70" style:family="paragraph" style:parent-style-name="Heading_20_1">
      <style:text-properties officeooo:rsid="018c5ed4" officeooo:paragraph-rsid="018c5ed4"/>
    </style:style>
    <style:style style:name="P71" style:family="paragraph" style:parent-style-name="Heading_20_2">
      <style:text-properties officeooo:rsid="00304359"/>
    </style:style>
    <style:style style:name="P72" style:family="paragraph" style:parent-style-name="Heading_20_3">
      <style:text-properties officeooo:rsid="0019b4b0" officeooo:paragraph-rsid="0019b4b0"/>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6"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7" style:family="text">
      <style:text-properties style:font-name="Liberation Mono1" fo:font-size="10pt" fo:font-weight="bold" officeooo:rsid="01909af7" style:font-size-asian="10pt" style:font-weight-asian="bold" style:font-size-complex="10pt" style:font-weight-complex="bold"/>
    </style:style>
    <style:style style:name="T28" style:family="text">
      <style:text-properties style:font-name="Liberation Mono1" fo:font-size="10pt" fo:font-weight="bold" officeooo:rsid="0193e111" style:font-size-asian="10pt" style:font-weight-asian="bold" style:font-size-complex="10pt" style:font-weight-complex="bold"/>
    </style:style>
    <style:style style:name="T29" style:family="text">
      <style:text-properties style:font-name="Liberation Mono1" fo:font-size="10pt" fo:font-weight="bold" officeooo:rsid="01970372" style:font-size-asian="10pt" style:font-weight-asian="bold" style:font-size-complex="10pt" style:font-weight-complex="bold"/>
    </style:style>
    <style:style style:name="T30" style:family="text">
      <style:text-properties officeooo:rsid="002c9d15"/>
    </style:style>
    <style:style style:name="T31" style:family="text">
      <style:text-properties officeooo:rsid="002d3450"/>
    </style:style>
    <style:style style:name="T32" style:family="text">
      <style:text-properties officeooo:rsid="00312206"/>
    </style:style>
    <style:style style:name="T33" style:family="text">
      <style:text-properties officeooo:rsid="004efbf5"/>
    </style:style>
    <style:style style:name="T34" style:family="text">
      <style:text-properties officeooo:rsid="008e74c7"/>
    </style:style>
    <style:style style:name="T35" style:family="text">
      <style:text-properties fo:font-style="italic" style:font-style-asian="italic" style:font-style-complex="italic"/>
    </style:style>
    <style:style style:name="T36" style:family="text">
      <style:text-properties fo:font-style="italic" officeooo:rsid="008e74c7"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officeooo:rsid="008e74c7"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115cf10"/>
    </style:style>
    <style:style style:name="T43" style:family="text">
      <style:text-properties fo:color="#000000" style:font-name="Liberation Mono" fo:font-size="9pt" fo:font-style="normal" fo:font-weight="normal" style:font-size-asian="9pt" style:font-style-asian="normal" style:font-weight-asian="normal"/>
    </style:style>
    <style:style style:name="T44" style:family="text">
      <style:text-properties fo:color="#000000" style:font-name="Liberation Mono" fo:font-size="9pt" fo:font-style="normal" fo:font-weight="normal" officeooo:rsid="01902b1c" style:font-size-asian="9pt" style:font-style-asian="normal" style:font-weight-asian="normal"/>
    </style:style>
    <style:style style:name="T45" style:family="text">
      <style:text-properties officeooo:rsid="018c5ed4"/>
    </style:style>
    <style:style style:name="T46" style:family="text">
      <style:text-properties officeooo:rsid="018f8d45"/>
    </style:style>
    <style:style style:name="T47" style:family="text">
      <style:text-properties officeooo:rsid="01902b1c"/>
    </style:style>
    <style:style style:name="T48" style:family="text">
      <style:text-properties officeooo:rsid="01909af7"/>
    </style:style>
    <style:style style:name="T49" style:family="text">
      <style:text-properties officeooo:rsid="0193e111"/>
    </style:style>
    <style:style style:name="T50" style:family="text">
      <style:text-properties officeooo:rsid="0195491f"/>
    </style:style>
    <style:style style:name="T51" style:family="text">
      <style:text-properties officeooo:rsid="01970372"/>
    </style:style>
    <style:style style:name="T52" style:family="text">
      <style:text-properties officeooo:rsid="0198bbeb"/>
    </style:style>
    <style:style style:name="T53" style:family="text">
      <style:text-properties style:font-name="Liberation Sans" fo:font-size="18pt" officeooo:rsid="0198bbeb" style:font-name-asian="Noto Sans CJK SC" style:font-size-asian="18pt" style:font-name-complex="Lohit Devanagari"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Server <text:s/>Scripts</text:p>
      <text:p text:style-name="Subtitle">Version 1.<text:span text:style-name="T53">3</text:span></text:p>
      <text:h text:style-name="P70"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Configuration <text:span text:style-name="T45">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text:p text:style-name="Preformatted_20_Text">BLOCK :</text:p>
      <text:p text:style-name="P21">{</text:p>
      <text:p text:style-name="P21"><text:s text:c="2"/>CODE </text:p>
      <text:p text:style-name="P21"><text:s text:c="3"/>[, XMD]</text:p>
      <text:p text:style-name="P21"><text:s text:c="3"/>[, ARGS]</text:p>
      <text:p text:style-name="P28"><text:s text:c="2"/></text:p>
      <text:p text:style-name="P21">}</text:p>
      <text:p text:style-name="P21"/>
      <text:p text:style-name="P21"/>
      <text:p text:style-name="P21">CODE: </text:p>
      <text:p text:style-name="P24"><text:s text:c="2"/><text:span text:style-name="T13">(</text:span>"<text:span text:style-name="T12">load</text:span>" : <text:span text:style-name="T13">LINE) | (</text:span>"code" <text:s/>: LINE+<text:span text:style-name="T13">)</text:span></text:p>
      <text:p text:style-name="P21"/>
      <text:p text:style-name="P24">// <text:span text:style-name="T12">NOTE: </text:span>"<text:span text:style-name="T12">load</text:span>"<text:span text:style-name="T12"> implies zero or more arguments. </text:span>"<text:span text:style-name="T12">code</text:span>" <text:span text:style-name="T12">has no arguments and </text:span></text:p>
      <text:p text:style-name="P24">// <text:s text:c="6"/><text:span text:style-name="T12">any will be ignored. </text:span><text:span text:style-name="T45">It is possible to send enormous blocks of code this</text:span></text:p>
      <text:p text:style-name="P24"><text:s text:c="9"/><text:span text:style-name="T45">way, but is discouraged. Put it in a script and call that.</text:span></text:p>
      <text:p text:style-name="P24"/>
      <text:p text:style-name="P21"/>
      <text:p text:style-name="P21">//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1"><text:span text:style-name="T9">// <text:s text:c="6"/></text:span><text:span text:style-name="T10">This sets up the environment. Since ‘environment’ is overused, we chose</text:span></text:p>
      <text:p text:style-name="P21"><text:span text:style-name="T10">// <text:s text:c="6"/></text:span><text:span text:style-name="T8">xmd</text:span><text:span text:style-name="T10"> instead.</text:span></text:p>
      <text:p text:style-name="P33"/>
      <text:p text:style-name="P21">XMD:</text:p>
      <text:p text:style-name="P21"><text:s text:c="2"/>"xmd":{</text:p>
      <text:p text:style-name="P34"><text:span text:style-name="T1"><text:s text:c="3"/>"phase" : </text:span><text:span text:style-name="T21">PHASES</text:span><text:span text:style-name="T1">,</text:span></text:p>
      <text:p text:style-name="P34"><text:span text:style-name="T1"><text:s text:c="3"/>"token_type":"id" | "</text:span><text:span text:style-name="T18">access</text:span><text:span text:style-name="T1">" | "</text:span><text:span text:style-name="T18">refresh</text:span><text:span text:style-name="T1">"</text:span></text:p>
      <text:p text:style-name="P21"><text:s text:c="3"/>}</text:p>
      <text:p text:style-name="P23"/>
      <text:p text:style-name="P23"/>
      <text:p text:style-name="P22">ARGS: </text:p>
      <text:p text:style-name="P22"><text:s text:c="2"/>"args" : ARG | [ARG+] // <text:span text:style-name="T6">Either a single arg or an array of them</text:span></text:p>
      <text:p text:style-name="P21"><text:soft-page-break/><text:s/></text:p>
      <text:p text:style-name="P22">ARG: <text:s/></text:p>
      <text:p text:style-name="P22"><text:s text:c="3"/>STRING | INTEGER | DECIMAL | BOOLEAN | JSON</text:p>
      <text:p text:style-name="P22"/>
      <text:p text:style-name="P36">PHASE:</text:p>
      <text:p text:style-name="P36"><text:s text:c="3"/><text:span text:style-name="T1">("pre" | "post") _ ("auth" | "token" | "refresh" </text:span><text:span text:style-name="T47">| “exchange”</text:span><text:span text:style-name="T1">)</text:span></text:p>
      <text:p text:style-name="P36"/>
      <text:p text:style-name="P36">PHASES:</text:p>
      <text:p text:style-name="P36"><text:s text:c="3"/>PHASE | [PHASE+] // single phase or array of them. <text:span text:style-name="T32">Array means execute for each.</text:span></text:p>
      <text:p text:style-name="P36"><text:s text:c="3"/></text:p>
      <text:p text:style-name="P29"/>
      <text:p text:style-name="Standard">One <text:span text:style-name="T16">leading question is this: Why have a separate load call? The reason is that many people who will want to use this are not proficient in QDL. This lets them call a script </text:span><text:span text:style-name="T45">(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45">If they know the name of the script and the inputs, they can quiddle.</text:span></text:p>
      <text:h text:style-name="Heading_20_3" text:outline-level="3">Examples</text:h>
      <text:p text:style-name="Heading">Loading <text:span text:style-name="T14">a simple script, in the script path, with no arguments </text:span></text:p>
      <text:p text:style-name="Preformatted_20_Text"><text:bookmark-start text:name="__DdeLink__286_3805715837"/>{"<text:span text:style-name="T2">qdl":{"load":"x.qdl"}}</text:span><text:bookmark-end text:name="__DdeLink__286_3805715837"/></text:p>
      <text:p text:style-name="Preformatted_20_Text"/>
      <text:p text:style-name="P45">Note that if there were arguments, they would be included in the arg_list.</text:p>
      <text:p text:style-name="P52">Running a single line of code. </text:p>
      <text:p text:style-name="P25"><text:bookmark-start text:name="__DdeLink__288_3805715837"/>{"qdl":{"code":"init();"}}<text:bookmark-end text:name="__DdeLink__288_3805715837"/></text:p>
      <text:p text:style-name="P53">Loading a script and passing it a list of arguments.</text:p>
      <text:p text:style-name="P25"/>
      <text:p text:style-name="P25"><text:bookmark-start text:name="__DdeLink__290_3805715837"/>{"qdl":</text:p>
      <text:p text:style-name="P25"><text:bookmark-start text:name="__DdeLink__16774_4168656669"/><text:s text:c="3"/>{</text:p>
      <text:p text:style-name="P25"><text:s text:c="5"/>"<text:span text:style-name="T3">load</text:span>":"y.qdl",</text:p>
      <text:p text:style-name="P35"><text:span text:style-name="T2"><text:s text:c="5"/>"xmd":{"phase":"pre_auth":,"token_type":"</text:span><text:span text:style-name="T18">access</text:span><text:span text:style-name="T2">"},</text:span></text:p>
      <text:p text:style-name="P25"><text:s text:c="5"/>"args":[4,true,{"server":"localhost","port":443"}]</text:p>
      <text:p text:style-name="P25"><text:s text:c="3"/>}<text:bookmark-end text:name="__DdeLink__16774_4168656669"/></text:p>
      <text:p text:style-name="P25">}</text:p>
      <text:p text:style-name="P25"><text:bookmark-end text:name="__DdeLink__290_3805715837"/></text:p>
      <text:p text:style-name="P2">This would create a<text:span text:style-name="T15">nd run</text:span> script like <text:span text:style-name="T17">(spaces added)</text:span></text:p>
      <text:p text:style-name="P31">script_load(‘y.qdl’,</text:p>
      <text:p text:style-name="P31"><text:span text:style-name="T12"><text:s text:c="3"/>to_list(4,true,from_json(‘{"server":"localhost","port":443"}’)</text:span>)</text:p>
      <text:p text:style-name="P31"><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phase": "pre_auth","token_type": "<text:span text:style-name="T18">access</text:span>"},</text:p>
      <text:p text:style-name="Preformatted_20_Text"><text:s text:c="2"/>"args": {"port": 9443,"verbose": true,"x0": -47.5,"ssl":[3.5,true]},</text:p>
      <text:p text:style-name="P30"><text:s/>}</text:p>
      <text:p text:style-name="P30"><text:soft-page-break/>}</text:p>
      <text:p text:style-name="Standard"/>
      <text:p text:style-name="P46">In this case, a script is loaded and a single argument is passed. This is converted to </text:p>
      <text:p text:style-name="P46"/>
      <text:p text:style-name="P30">script_load('y.qdl', </text:p>
      <text:p text:style-name="P30"><text:s text:c="3"/><text:span text:style-name="T17">to_list(</text:span>from_json('{"port":9443,"verbose":true,"x0":-47.5,"ssl":[3.5,true]}')<text:span text:style-name="T17">)</text:span></text:p>
      <text:p text:style-name="P30"><text:s text:c="2"/>); <text:s/></text:p>
      <text:p text:style-name="P30"/>
      <text:p text:style-name="P30"/>
      <text:p text:style-name="P26"><text:bookmark-start text:name="__DdeLink__292_3805715837"/>{"qdl":</text:p>
      <text:p text:style-name="P26"><text:s text:c="5"/>[</text:p>
      <text:p text:style-name="P27"><text:s text:c="6"/>{"<text:span text:style-name="T4">load</text:span>":"init.qdl", "xmd":{"phase":"pre_auth"}},</text:p>
      <text:p text:style-name="P27"><text:s text:c="6"/>{"<text:span text:style-name="T4">load</text:span>":"lsst.qdl", "xmd":{"phase":"post_token"}} </text:p>
      <text:p text:style-name="P26"><text:s text:c="5"/>]</text:p>
      <text:p text:style-name="P26">}<text:bookmark-end text:name="__DdeLink__292_3805715837"/></text:p>
      <text:p text:style-name="P26"/>
      <text:h text:style-name="P72" text:outline-level="3">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45">internally, in case you were wondering</text:span>:</text:p>
      <text:p text:style-name="P3"/>
      <text:p text:style-name="P32">QDLScript{code=</text:p>
      <text:p text:style-name="P32">script_load(</text:p>
      <text:p text:style-name="P32"><text:s text:c="3"/>'y.qdl', </text:p>
      <text:p text:style-name="P32"><text:s text:c="3"/>to_list(4,true,-47.5,</text:p>
      <text:p text:style-name="P32"><text:s text:c="3"/>from_json('{"server":"localhost","port":443}'), </text:p>
      <text:p text:style-name="P32"><text:s text:c="3"/>from_json('[3,4]'))</text:p>
      <text:p text:style-name="P32"><text:s text:c="3"/>);</text:p>
      <text:p text:style-name="P32">properties={</text:p>
      <text:p text:style-name="P32"><text:s text:c="3"/>phase:pre_auth, </text:p>
      <text:p text:style-name="P32"><text:s text:c="3"/>lang_version:1.1, </text:p>
      <text:p text:style-name="P32"><text:s text:c="3"/>token_type:<text:span text:style-name="T20">access</text:span>, </text:p>
      <text:p text:style-name="P32"><text:s text:c="3"/>language:qdl</text:p>
      <text:p text:style-name="P32"><text:s text:c="2"/>}</text:p>
      <text:p text:style-name="P32"><text:soft-page-break/>}]}</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text:p>
      <text:p text:style-name="P15">This is interesting because there are multiple phases and defaults for every acccess token.</text:p>
      <text:p text:style-name="P42"/>
      <text:p text:style-name="P68"><text:span text:style-name="T43">tokens{</text:span><text:line-break/><text:span text:style-name="T43"> <text:s text:c="3"/>access{</text:span><text:line-break/><text:span text:style-name="T43"> <text:s text:c="6"/>type=wlcg</text:span><text:line-break/><text:span text:style-name="T43"> <text:s text:c="6"/>issuer="https:cilogon.org"</text:span><text:line-break/><text:span text:style-name="T43"> <text:s text:c="6"/>audience="https://wlcg.cern.ch/jwt/v1/any"</text:span><text:line-break/><text:span text:style-name="T43"> <text:s text:c="6"/>lifetime=3600000</text:span><text:line-break/><text:span text:style-name="T43"> <text:s text:c="6"/>qdl{</text:span><text:line-break/><text:span text:style-name="T43"> <text:s text:c="9"/>load="fnal/fnal-at2.qdl"</text:span><text:line-break/><text:span text:style-name="T43"> <text:s text:c="9"/>xmd={exec_phase=["post_token","post_refresh", “</text:span><text:span text:style-name="T44">post_exchange”</text:span><text:span text:style-name="T43">]}</text:span><text:line-break/><text:span text:style-name="T43"> <text:s text:c="9"/>args=["USER_ID", "PASSWORD"]</text:span><text:line-break/><text:span text:style-name="T43"> <text:s text:c="6"/>} //end QDL</text:span><text:line-break/><text:span text:style-name="T43"> <text:s text:c="3"/>} // end access token</text:span><text:line-break/><text:span text:style-name="T43"> <text:s/>} //end tokens</text:span></text:p>
      <text:p text:style-name="P47"/>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Variable</text:p>
          </table:table-cell>
          <table:table-cell table:style-name="Table1.A1" office:value-type="string">
            <text:p text:style-name="P56">U</text:p>
          </table:table-cell>
          <table:table-cell table:style-name="Table1.A1" office:value-type="string">
            <text:p text:style-name="P55">Component</text:p>
          </table:table-cell>
          <table:table-cell table:style-name="Table1.A1" office:value-type="string">
            <text:p text:style-name="P55">Description</text:p>
          </table:table-cell>
          <table:table-cell table:style-name="Table1.A1" office:value-type="string">
            <text:p text:style-name="P55">Comment</text:p>
          </table:table-cell>
        </table:table-row>
        <table:table-row>
          <table:table-cell table:style-name="Table1.A1" office:value-type="string">
            <text:p text:style-name="P38">flow_states.</text:p>
          </table:table-cell>
          <table:table-cell table:style-name="Table1.A1" office:value-type="string">
            <text:p text:style-name="P37">+</text:p>
          </table:table-cell>
          <table:table-cell table:style-name="Table1.A1" office:value-type="string">
            <text:p text:style-name="P55">all</text:p>
          </table:table-cell>
          <table:table-cell table:style-name="Table1.A1" office:value-type="string">
            <text:p text:style-name="P54">Flow states</text:p>
          </table:table-cell>
          <table:table-cell table:style-name="Table1.A1" office:value-type="string">
            <text:p text:style-name="P54">The various states that control execution. Generally you only need to use these if you need to change the control flow, typically, there is an access violation and you terminate the request.</text:p>
          </table:table-cell>
        </table:table-row>
        <table:table-row>
          <table:table-cell table:style-name="Table1.A1" office:value-type="string">
            <text:p text:style-name="P38">claims.</text:p>
          </table:table-cell>
          <table:table-cell table:style-name="Table1.A1" office:value-type="string">
            <text:p text:style-name="P37">+</text:p>
          </table:table-cell>
          <table:table-cell table:style-name="Table1.A1" office:value-type="string">
            <text:p text:style-name="P55">id token</text:p>
          </table:table-cell>
          <table:table-cell table:style-name="Table1.A1" office:value-type="string">
            <text:p text:style-name="P54">claims</text:p>
          </table:table-cell>
          <table:table-cell table:style-name="Table1.A1" office:value-type="string">
            <text:p text:style-name="P63">The current set of user claims that will be used to create the ID token.</text:p>
          </table:table-cell>
        </table:table-row>
        <table:table-row>
          <table:table-cell table:style-name="Table1.A1" office:value-type="string">
            <text:p text:style-name="P38">access_token.</text:p>
          </table:table-cell>
          <table:table-cell table:style-name="Table1.A1" office:value-type="string">
            <text:p text:style-name="P37">+</text:p>
          </table:table-cell>
          <table:table-cell table:style-name="Table1.A1" office:value-type="string">
            <text:p text:style-name="P55">access token</text:p>
          </table:table-cell>
          <table:table-cell table:style-name="Table1.A1" office:value-type="string">
            <text:p text:style-name="P54">claims</text:p>
          </table:table-cell>
          <table:table-cell table:style-name="Table1.A1" office:value-type="string">
            <text:p text:style-name="P63">The current set of claims used to create the access token (if that token requires them).</text:p>
          </table:table-cell>
        </table:table-row>
        <table:table-row>
          <table:table-cell table:style-name="Table1.A1" office:value-type="string">
            <text:p text:style-name="P38">scopes.</text:p>
          </table:table-cell>
          <table:table-cell table:style-name="Table1.A1" office:value-type="string">
            <text:p text:style-name="P38">-</text:p>
          </table:table-cell>
          <table:table-cell table:style-name="Table1.A1" office:value-type="string">
            <text:p text:style-name="P61">all</text:p>
          </table:table-cell>
          <table:table-cell table:style-name="Table1.A1" office:value-type="string">
            <text:p text:style-name="P54">requested scopes</text:p>
          </table:table-cell>
          <table:table-cell table:style-name="Table1.A1" office:value-type="string">
            <text:p text:style-name="P54">The scopes in the initial request. This may include scopes for access tokens too since the spec. allows this to be drastically overloaded. Setting this is ignored – <text:span text:style-name="T45">you cannot change the scopes the user requested (though you sure can ignore them)</text:span>.</text:p>
          </table:table-cell>
        </table:table-row>
        <table:table-row>
          <table:table-cell table:style-name="Table1.A1" office:value-type="string">
            <text:p text:style-name="P38">xas.</text:p>
          </table:table-cell>
          <table:table-cell table:style-name="Table1.A1" office:value-type="string">
            <text:p text:style-name="P38">-</text:p>
          </table:table-cell>
          <table:table-cell table:style-name="Table1.A1" office:value-type="string">
            <text:p text:style-name="P55">all</text:p>
          </table:table-cell>
          <table:table-cell table:style-name="Table1.A1" office:value-type="string">
            <text:p text:style-name="P54">extended attributes</text:p>
          </table:table-cell>
          <table:table-cell table:style-name="Table1.A1" office:value-type="string">
            <text:p text:style-name="P64"><text:span text:style-name="T30">Extra attributes (</text:span><text:span text:style-name="T45">namespace</text:span><text:span text:style-name="T30"> qualified) that may be sent by a client. </text:span></text:p>
          </table:table-cell>
        </table:table-row>
        <table:table-row>
          <table:table-cell table:style-name="Table1.A1" office:value-type="string">
            <text:p text:style-name="P38">audience.</text:p>
          </table:table-cell>
          <table:table-cell table:style-name="Table1.A1" office:value-type="string">
            <text:p text:style-name="P38">-</text:p>
          </table:table-cell>
          <table:table-cell table:style-name="Table1.A1" office:value-type="string">
            <text:p text:style-name="P55">id token</text:p>
          </table:table-cell>
          <table:table-cell table:style-name="Table1.A1" office:value-type="string">
            <text:p text:style-name="P54">requested <text:soft-page-break/>audience</text:p>
          </table:table-cell>
          <table:table-cell table:style-name="Table1.A1" office:value-type="string">
            <text:p text:style-name="P54">Requested audiences in the initial request. <text:soft-page-break/>This may impact multiple tokens, such as the id token and the access token. Again, the spec. allows this to be overloaded.</text:p>
          </table:table-cell>
        </table:table-row>
        <table:table-row>
          <table:table-cell table:style-name="Table1.A1" office:value-type="string">
            <text:p text:style-name="P38">refresh_token.</text:p>
          </table:table-cell>
          <table:table-cell table:style-name="Table1.A1" office:value-type="string">
            <text:p text:style-name="P37">+</text:p>
          </table:table-cell>
          <table:table-cell table:style-name="Table1.A1" office:value-type="string">
            <text:p text:style-name="P55">refresh token</text:p>
          </table:table-cell>
          <table:table-cell table:style-name="Table1.A1" office:value-type="string">
            <text:p text:style-name="P54">claims </text:p>
          </table:table-cell>
          <table:table-cell table:style-name="Table1.A1" office:value-type="string">
            <text:p text:style-name="P63">Claims used to create the refresh token, if supported.</text:p>
          </table:table-cell>
        </table:table-row>
        <table:table-row>
          <table:table-cell table:style-name="Table1.A1" office:value-type="string">
            <text:p text:style-name="P38">claims_sources.</text:p>
          </table:table-cell>
          <table:table-cell table:style-name="Table1.A1" office:value-type="string">
            <text:p text:style-name="P37">+</text:p>
          </table:table-cell>
          <table:table-cell table:style-name="Table1.A1" office:value-type="string">
            <text:p text:style-name="P55">id token</text:p>
          </table:table-cell>
          <table:table-cell table:style-name="Table1.A1" office:value-type="string">
            <text:p text:style-name="P54">list of claim sources for id token</text:p>
          </table:table-cell>
          <table:table-cell table:style-name="Table1.A1" office:value-type="string">
            <text:p text:style-name="P54">A list of claim sources that will be processed in order. If you add one, be sure it is in the right place if needed. You may add/remove as needed.</text:p>
          </table:table-cell>
        </table:table-row>
        <table:table-row>
          <table:table-cell table:style-name="Table1.A1" office:value-type="string">
            <text:p text:style-name="P43">exec_phase</text:p>
          </table:table-cell>
          <table:table-cell table:style-name="Table1.A1" office:value-type="string">
            <text:p text:style-name="P37">-</text:p>
          </table:table-cell>
          <table:table-cell table:style-name="Table1.A1" office:value-type="string">
            <text:p text:style-name="P58">all</text:p>
          </table:table-cell>
          <table:table-cell table:style-name="Table1.A1" office:value-type="string">
            <text:p text:style-name="P57">current phase</text:p>
          </table:table-cell>
          <table:table-cell table:style-name="Table1.A1" office:value-type="string">
            <text:p text:style-name="P57">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1" office:value-type="string">
            <text:p text:style-name="P40">sys_err.</text:p>
          </table:table-cell>
          <table:table-cell table:style-name="Table1.A1" office:value-type="string">
            <text:p text:style-name="P40">+</text:p>
          </table:table-cell>
          <table:table-cell table:style-name="Table1.A1" office:value-type="string">
            <text:p text:style-name="P60">all</text:p>
          </table:table-cell>
          <table:table-cell table:style-name="Table1.A1" office:value-type="string">
            <text:p text:style-name="P59">Errors</text:p>
          </table:table-cell>
          <table:table-cell table:style-name="Table1.A1" office:value-type="string">
            <text:p text:style-name="P59">This is a stem you set in order to have the runtime engine generate an exception outside QDL. See below, Errors</text:p>
          </table:table-cell>
        </table:table-row>
        <table:table-row>
          <table:table-cell table:style-name="Table1.A1" office:value-type="string">
            <text:p text:style-name="P44">tx_scopes.</text:p>
          </table:table-cell>
          <table:table-cell table:style-name="Table1.A1" office:value-type="string">
            <text:p text:style-name="P44">+</text:p>
          </table:table-cell>
          <table:table-cell table:style-name="Table1.A1" office:value-type="string">
            <text:p text:style-name="P65">refresh, access token</text:p>
          </table:table-cell>
          <table:table-cell table:style-name="Table1.A1" office:value-type="string">
            <text:p text:style-name="P66">TX scopes</text:p>
          </table:table-cell>
          <table:table-cell table:style-name="Table1.A1" office:value-type="string">
            <text:p text:style-name="P67">requested scopes for TX</text:p>
          </table:table-cell>
        </table:table-row>
        <table:table-row>
          <table:table-cell table:style-name="Table1.A1" office:value-type="string">
            <text:p text:style-name="P44">tx_audience.</text:p>
          </table:table-cell>
          <table:table-cell table:style-name="Table1.A1" office:value-type="string">
            <text:p text:style-name="P44">+</text:p>
          </table:table-cell>
          <table:table-cell table:style-name="Table1.A1" office:value-type="string">
            <text:p text:style-name="P60">“</text:p>
          </table:table-cell>
          <table:table-cell table:style-name="Table1.A1" office:value-type="string">
            <text:p text:style-name="P66">TX audience</text:p>
          </table:table-cell>
          <table:table-cell table:style-name="Table1.A1" office:value-type="string">
            <text:p text:style-name="P67">requested audience for TX. These are strings that identify the service using the token.</text:p>
          </table:table-cell>
        </table:table-row>
        <table:table-row>
          <table:table-cell table:style-name="Table1.A1" office:value-type="string">
            <text:p text:style-name="P44">tx_resource.</text:p>
          </table:table-cell>
          <table:table-cell table:style-name="Table1.A1" office:value-type="string">
            <text:p text:style-name="P44">+</text:p>
          </table:table-cell>
          <table:table-cell table:style-name="Table1.A1" office:value-type="string">
            <text:p text:style-name="P60">“</text:p>
          </table:table-cell>
          <table:table-cell table:style-name="Table1.A1" office:value-type="string">
            <text:p text:style-name="P66">TX resources</text:p>
          </table:table-cell>
          <table:table-cell table:style-name="Table1.A1" office:value-type="string">
            <text:p text:style-name="P67">requested resources for TX. Similar to audience but these are URIs.</text:p>
          </table:table-cell>
        </table:table-row>
      </table:table>
      <text:p text:style-name="P5"/>
      <text:p text:style-name="P19">U = updateable. + = y, - = no. If it is not updateable, then any changes to the values are ignored by the system.</text:p>
      <text:p text:style-name="P20"><text:span text:style-name="T48">TX = Token Exchange (RFC 8693). These are sent in the request. They may or may not be sent and in that case, </text:span><text:span text:style-name="T49">but they always </text:span><text:span text:style-name="T48">exist </text:span><text:span text:style-name="T50">inside QDL </text:span><text:span text:style-name="T51">during the </text:span><text:span text:style-name="T29">pre_exchange</text:span><text:span text:style-name="T51"> and </text:span><text:span text:style-name="T29">post_exchange</text:span><text:span text:style-name="T51"> phases (not at other times, since they come from the request itself)</text:span><text:span text:style-name="T48">. </text:span><text:span text:style-name="T49">You can check with a call to</text:span><text:span text:style-name="T27"> </text:span><text:span text:style-name="T28">size</text:span><text:span text:style-name="T27">(</text:span><text:span text:style-name="T26">var</text:span><text:span text:style-name="T27">)</text:span><text:span text:style-name="T48"> </text:span><text:span text:style-name="T49">and if it is zero, nothing was requested</text:span><text:span text:style-name="T48">.</text:span></text:p>
      <text:p text:style-name="P5"><text:span text:style-name="T45">C</text:span><text:span text:style-name="T30">laims objects are </text:span><text:span text:style-name="T45">always </text:span><text:span text:style-name="T30">directly serialized into the token for the JWT. </text:span><text:span text:style-name="T31">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0"><text:line-break/></text:span></text:p>
      <text:h text:style-name="Heading_20_2" text:outline-level="2">Errors</text:h>
      <text:p text:style-name="P7">If there is an error inside a script, how can this get propagated to the runtime engine? The answer is that inside QDL, you set the </text:p>
      <text:p text:style-name="P7">sys_err.</text:p>
      <text:p text:style-name="P7">stem. If absent, then no error has occurred. If present then it has two attributes</text:p>
      <text:p text:style-name="P7"><text:soft-page-break/>ok = a boolean that if true, means no error happened, false means the runtime engine propagates the error.</text:p>
      <text:p text:style-name="P7">message = A message (probably human readable) that will be returned.</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Example</text:p>
      <text:p text:style-name="P8">Checking the number of arguments for a script to see if it should run and sending a useful message back.</text:p>
      <text:p text:style-name="P39">if[</text:p>
      <text:p text:style-name="P39"><text:s text:c="2"/>script_args() != 2</text:p>
      <text:p text:style-name="P39"><text:s/>]then[</text:p>
      <text:p text:style-name="P39"><text:bookmark-start text:name="__DdeLink__10358_3899966010"/><text:bookmark-start text:name="__DdeLink__10356_3899966010"/><text:s text:c="3"/>sys_err.ok := false;</text:p>
      <text:p text:style-name="P39"><text:s text:c="3"/>sys_err.message := ‘You need to supply both a username and password. Request denied.’</text:p>
      <text:p text:style-name="P39"><text:s text:c="3"/>return();<text:bookmark-end text:name="__DdeLink__10358_3899966010"/><text:bookmark-end text:name="__DdeLink__10356_3899966010"/></text:p>
      <text:p text:style-name="P39"><text:s/>];</text:p>
      <text:p text:style-name="P8"/>
      <text:p text:style-name="P8">The effect would be to throw an exception in the runtime engine which Java then will process as if the exception had happened there. <text:span text:style-name="T33">Note that for debugging purposes, this is benign – if it’s there outside the script runtime engine, it sets a variable which then goes away on the return().</text:span></text:p>
      <text:h text:style-name="Heading_20_3" text:outline-level="3">Extended attributes</text:h>
      <text:p text:style-name="P10"><text:span text:style-name="T34">These are parameters sent to the server by the client in the initial request. First off, the client </text:span><text:span text:style-name="T36">must</text:span><text:span text:style-name="T40">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39">Now, the client </text:span><text:span text:style-name="T37">must </text:span><text:span text:style-name="T41"><text:s/>send the parameters as uris that start with either </text:span><text:span text:style-name="T23">oa4mp:</text:span><text:span text:style-name="T41"> or </text:span><text:span text:style-name="T23">cilogon:</text:span><text:span text:style-name="T41">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oft-page-break/><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1">{</text:p>
      <text:p text:style-name="P41"><text:s text:c="2"/>oa4mp : <text:s/>{</text:p>
      <text:p text:style-name="P41"><text:s text:c="4"/>/refresh/lifetime :<text:span text:style-name="T42">[1000000]</text:span>,</text:p>
      <text:p text:style-name="P41"><text:s text:c="4"/>role : <text:span text:style-name="T42">[</text:span>researcher,admin<text:span text:style-name="T42">]</text:span></text:p>
      <text:p text:style-name="P41"><text:s text:c="4"/>}</text:p>
      <text:p text:style-name="P41"><text:s text:c="2"/>}</text:p>
      <text:p text:style-name="P41">} </text:p>
      <text:p text:style-name="P13"/>
      <text:p text:style-name="P11"><text:span text:style-name="T41">A final note is that there is no canonical way for OA4MP or QDL to determine what the types of variables are, so the are all string-valued. In the case of the refresh</text:span><text:span text:style-name="T38"> </text:span><text:span text:style-name="T41">lifetime. this means it needs to have </text:span><text:span text:style-name="T24">to_number</text:span><text:span text:style-name="T25">()</text:span><text:span text:style-name="T41"> invoked as needed, etc.</text:span></text:p>
      <text:h text:style-name="P71"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table-cell table:style-name="Table2.A1" office:value-type="string">
            <text:p text:style-name="P62">Name</text:p>
          </table:table-cell>
          <table:table-cell table:style-name="Table2.B1" office:value-type="string">
            <text:p text:style-name="P62">Description</text:p>
          </table:table-cell>
        </table:table-row>
        <table:table-row>
          <table:table-cell table:style-name="Table2.A2" office:value-type="string">
            <text:p text:style-name="P50">access_token</text:p>
          </table:table-cell>
          <table:table-cell table:style-name="Table2.B2" office:value-type="string">
            <text:p text:style-name="P62">Allow creating an access token</text:p>
          </table:table-cell>
        </table:table-row>
        <table:table-row>
          <table:table-cell table:style-name="Table2.A2" office:value-type="string">
            <text:p text:style-name="P50">id_token</text:p>
          </table:table-cell>
          <table:table-cell table:style-name="Table2.B2" office:value-type="string">
            <text:p text:style-name="P62">Allow creating the ID token</text:p>
          </table:table-cell>
        </table:table-row>
        <table:table-row>
          <table:table-cell table:style-name="Table2.A2" office:value-type="string">
            <text:p text:style-name="P50">refresh_token</text:p>
          </table:table-cell>
          <table:table-cell table:style-name="Table2.B2" office:value-type="string">
            <text:p text:style-name="P62">Allow creating refresh tokens</text:p>
          </table:table-cell>
        </table:table-row>
        <table:table-row>
          <table:table-cell table:style-name="Table2.A2" office:value-type="string">
            <text:p text:style-name="P50">user_info</text:p>
          </table:table-cell>
          <table:table-cell table:style-name="Table2.B2" office:value-type="string">
            <text:p text:style-name="P62">Allow creating user info</text:p>
          </table:table-cell>
        </table:table-row>
        <table:table-row>
          <table:table-cell table:style-name="Table2.A2" office:value-type="string">
            <text:p text:style-name="P50">get_cert</text:p>
          </table:table-cell>
          <table:table-cell table:style-name="Table2.B2" office:value-type="string">
            <text:p text:style-name="P62">Allow user to get a cert</text:p>
          </table:table-cell>
        </table:table-row>
        <table:table-row table:style-name="Table2.7">
          <table:table-cell table:style-name="Table2.A2" office:value-type="string">
            <text:p text:style-name="P50">get_claims</text:p>
          </table:table-cell>
          <table:table-cell table:style-name="Table2.B2" office:value-type="string">
            <text:p text:style-name="P62">Allow the user to get claims</text:p>
          </table:table-cell>
        </table:table-row>
        <table:table-row table:style-name="Table2.7">
          <table:table-cell table:style-name="Table2.A2" office:value-type="string">
            <text:p text:style-name="P50">accept_requests</text:p>
          </table:table-cell>
          <table:table-cell table:style-name="Table2.B2" office:value-type="string">
            <text:p text:style-name="P62">Accept deny <text:span text:style-name="T35">all</text:span> requests</text:p>
          </table:table-cell>
        </table:table-row>
        <table:table-row>
          <table:table-cell table:style-name="Table2.A2" office:value-type="string">
            <text:p text:style-name="P50">at_do_templates</text:p>
          </table:table-cell>
          <table:table-cell table:style-name="Table2.B2" office:value-type="string">
            <text:p text:style-name="P62">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49"><text:bookmark text:name="__DdeLink__10503_3899966010"/>if[</text:p>
      <text:p text:style-name="P49"><text:s text:c="2"/>exec_phase == 'post_auth'</text:p>
      <text:p text:style-name="P49"><text:s/>][</text:p>
      <text:p text:style-name="P49"><text:s text:c="2"/>flow_states.accept_requests := has_value('prj_sprout', claims.isMemberOf.);</text:p>
      <text:p text:style-name="P48"><text:span text:style-name="T43"><text:s/>]; <text:s text:c="3"/></text:span><text:line-break/></text:p>
      <text:p text:style-name="P51"><text:soft-page-break/>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2-08T14:49:42.630376930</dc:date>
    <meta:editing-duration>P10DT2H49M16S</meta:editing-duration>
    <meta:editing-cycles>49</meta:editing-cycles>
    <meta:generator>LibreOffice/6.4.6.2$Linux_X86_64 LibreOffice_project/40$Build-2</meta:generator>
    <meta:document-statistic meta:table-count="2" meta:image-count="0" meta:object-count="0" meta:page-count="8" meta:paragraph-count="259" meta:word-count="1751" meta:character-count="11051" meta:non-whitespace-character-count="9108"/>
  </office:meta>
</office:document-meta>
</file>